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text-properties style:font-name="Arial" officeooo:rsid="0011b2b1" officeooo:paragraph-rsid="0011b2b1"/>
    </style:style>
    <style:style style:name="P3" style:family="paragraph" style:parent-style-name="Text_20_body">
      <style:paragraph-properties fo:text-align="start" style:justify-single-word="false"/>
      <style:text-properties style:font-name="Arial" officeooo:rsid="0012c9ae" officeooo:paragraph-rsid="0012c9ae"/>
    </style:style>
    <style:style style:name="P4" style:family="paragraph" style:parent-style-name="Text_20_body">
      <style:paragraph-properties fo:text-align="start" style:justify-single-word="false"/>
      <style:text-properties style:font-name="Arial" officeooo:rsid="0012c9ae" officeooo:paragraph-rsid="001443a0"/>
    </style:style>
    <style:style style:name="P5" style:family="paragraph" style:parent-style-name="Text_20_body">
      <style:paragraph-properties fo:text-align="start" style:justify-single-word="false"/>
      <style:text-properties style:font-name="Arial" officeooo:rsid="0012c9ae" officeooo:paragraph-rsid="00153072"/>
    </style:style>
    <style:style style:name="P6" style:family="paragraph" style:parent-style-name="Text_20_body">
      <style:paragraph-properties fo:text-align="start" style:justify-single-word="false"/>
      <style:text-properties style:font-name="Arial" officeooo:rsid="001443a0" officeooo:paragraph-rsid="001443a0"/>
    </style:style>
    <style:style style:name="P7" style:family="paragraph" style:parent-style-name="Text_20_body">
      <style:paragraph-properties fo:text-align="start" style:justify-single-word="false"/>
      <style:text-properties style:font-name="Arial" officeooo:rsid="001443a0" officeooo:paragraph-rsid="00153072"/>
    </style:style>
    <style:style style:name="P8" style:family="paragraph" style:parent-style-name="Text_20_body">
      <style:paragraph-properties fo:text-align="start" style:justify-single-word="false"/>
      <style:text-properties style:font-name="Arial" officeooo:rsid="00153072" officeooo:paragraph-rsid="00153072"/>
    </style:style>
    <style:style style:name="P9" style:family="paragraph" style:parent-style-name="Text_20_body">
      <style:paragraph-properties fo:text-align="start" style:justify-single-word="false"/>
      <style:text-properties style:font-name="Arial" officeooo:rsid="00169b49" officeooo:paragraph-rsid="00169b49"/>
    </style:style>
    <style:style style:name="P10" style:family="paragraph" style:parent-style-name="Text_20_body">
      <style:paragraph-properties fo:text-align="start" style:justify-single-word="false"/>
      <style:text-properties style:font-name="Arial" officeooo:rsid="00182e6c" officeooo:paragraph-rsid="00182e6c"/>
    </style:style>
    <style:style style:name="P11" style:family="paragraph" style:parent-style-name="Text_20_body">
      <style:paragraph-properties fo:text-align="start" style:justify-single-word="false"/>
      <style:text-properties style:font-name="Arial" officeooo:rsid="00198eac" officeooo:paragraph-rsid="00198eac"/>
    </style:style>
    <style:style style:name="P12" style:family="paragraph" style:parent-style-name="Text_20_body">
      <style:paragraph-properties fo:text-align="start" style:justify-single-word="false"/>
      <style:text-properties style:font-name="Arial" officeooo:rsid="001af0f4" officeooo:paragraph-rsid="001b8634"/>
    </style:style>
    <style:style style:name="P13" style:family="paragraph" style:parent-style-name="Text_20_body">
      <style:paragraph-properties fo:text-align="start" style:justify-single-word="false"/>
      <style:text-properties style:font-name="Arial" officeooo:rsid="001b8634" officeooo:paragraph-rsid="001b8634"/>
    </style:style>
    <style:style style:name="P14" style:family="paragraph" style:parent-style-name="Text_20_body">
      <style:text-properties style:font-name="Arial" officeooo:rsid="001cd601" officeooo:paragraph-rsid="001cd601"/>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start" style:justify-single-word="false"/>
      <style:text-properties officeooo:rsid="00198eac" officeooo:paragraph-rsid="00198eac"/>
    </style:style>
    <style:style style:name="P17" style:family="paragraph" style:parent-style-name="Text_20_body">
      <style:paragraph-properties fo:text-align="start" style:justify-single-word="false"/>
      <style:text-properties officeooo:rsid="00198eac" officeooo:paragraph-rsid="001af0f4"/>
    </style:style>
    <style:style style:name="P18" style:family="paragraph" style:parent-style-name="Text_20_body">
      <style:paragraph-properties fo:text-align="start" style:justify-single-word="false"/>
      <style:text-properties officeooo:rsid="001b8634" officeooo:paragraph-rsid="001b8634"/>
    </style:style>
    <style:style style:name="P19" style:family="paragraph" style:parent-style-name="Text_20_body">
      <style:text-properties officeooo:paragraph-rsid="001fdad2"/>
    </style:style>
    <style:style style:name="P20" style:family="paragraph" style:parent-style-name="Text_20_body">
      <style:text-properties officeooo:rsid="00217308" officeooo:paragraph-rsid="00217308"/>
    </style:style>
    <style:style style:name="P21" style:family="paragraph" style:parent-style-name="Text_20_body">
      <style:text-properties officeooo:rsid="002482a6" officeooo:paragraph-rsid="002482a6"/>
    </style:style>
    <style:style style:name="P22" style:family="paragraph" style:parent-style-name="Text_20_body">
      <style:text-properties officeooo:rsid="0025eca8" officeooo:paragraph-rsid="0025eca8"/>
    </style:style>
    <style:style style:name="P23" style:family="paragraph" style:parent-style-name="Text_20_body">
      <style:paragraph-properties fo:text-align="start" style:justify-single-word="false"/>
      <style:text-properties officeooo:rsid="001cd601" officeooo:paragraph-rsid="001cd601"/>
    </style:style>
    <style:style style:name="P24" style:family="paragraph" style:parent-style-name="Heading_20_1">
      <style:paragraph-properties fo:text-align="center" style:justify-single-word="false"/>
    </style:style>
    <style:style style:name="P25" style:family="paragraph" style:parent-style-name="Heading_20_2">
      <style:paragraph-properties fo:text-align="center" style:justify-single-word="false"/>
      <style:text-properties style:font-name="Arial"/>
    </style:style>
    <style:style style:name="P26" style:family="paragraph" style:parent-style-name="Heading_20_2">
      <style:text-properties officeooo:paragraph-rsid="002ad65e"/>
    </style:style>
    <style:style style:name="P27" style:family="paragraph" style:parent-style-name="Text_20_body">
      <style:paragraph-properties fo:text-align="start" style:justify-single-word="false"/>
      <style:text-properties style:font-name="Arial" officeooo:rsid="001cd601" officeooo:paragraph-rsid="00291cda"/>
    </style:style>
    <style:style style:name="P28" style:family="paragraph" style:parent-style-name="Text_20_body">
      <style:text-properties officeooo:rsid="002ad65e" officeooo:paragraph-rsid="002ad65e"/>
    </style:style>
    <style:style style:name="T1" style:family="text">
      <style:text-properties officeooo:rsid="0012c9ae"/>
    </style:style>
    <style:style style:name="T2" style:family="text">
      <style:text-properties officeooo:rsid="0014330d"/>
    </style:style>
    <style:style style:name="T3" style:family="text">
      <style:text-properties officeooo:rsid="00153072"/>
    </style:style>
    <style:style style:name="T4" style:family="text">
      <style:text-properties officeooo:rsid="00155dbd"/>
    </style:style>
    <style:style style:name="T5" style:family="text">
      <style:text-properties officeooo:rsid="00182e6c"/>
    </style:style>
    <style:style style:name="T6" style:family="text">
      <style:text-properties officeooo:rsid="00198eac"/>
    </style:style>
    <style:style style:name="T7" style:family="text">
      <style:text-properties style:font-name="Arial"/>
    </style:style>
    <style:style style:name="T8" style:family="text">
      <style:text-properties style:font-name="Arial" officeooo:rsid="001af0f4"/>
    </style:style>
    <style:style style:name="T9" style:family="text">
      <style:text-properties style:font-name="Arial" officeooo:rsid="001c269d"/>
    </style:style>
    <style:style style:name="T10" style:family="text">
      <style:text-properties style:font-name="Arial" officeooo:rsid="001c3e91"/>
    </style:style>
    <style:style style:name="T11" style:family="text">
      <style:text-properties style:font-name="Arial" officeooo:rsid="00291cda"/>
    </style:style>
    <style:style style:name="T12" style:family="text">
      <style:text-properties officeooo:rsid="001e82ac"/>
    </style:style>
    <style:style style:name="T13" style:family="text">
      <style:text-properties officeooo:rsid="001fdad2"/>
    </style:style>
    <style:style style:name="T14" style:family="text">
      <style:text-properties officeooo:rsid="00217308"/>
    </style:style>
    <style:style style:name="T15" style:family="text">
      <style:text-properties officeooo:rsid="00291cda"/>
    </style:style>
    <style:style style:name="T16" style:family="text">
      <style:text-properties officeooo:rsid="001af0f4"/>
    </style:style>
    <style:style style:name="T17" style:family="text">
      <style:text-properties officeooo:rsid="002ad6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ÃO PODE USAR TABELA PRA COISAS QUE NAO SERVEM EM TABELA, COMO A ESTRUTURA DO SITE</text:p>
      <text:p text:style-name="P2">______________________________________</text:p>
      <text:p text:style-name="P2"/>
      <text:h text:style-name="P24" text:outline-level="1">Tabelas</text:h>
      <text:p text:style-name="P1"/>
      <text:p text:style-name="P3">&lt;table&gt; <text:s/>&lt;/table&gt; (table): delimita a tabela <text:span text:style-name="T2">(tabela)</text:span></text:p>
      <text:p text:style-name="P3">&lt;<text:span text:style-name="T2">tr&gt; &lt;/tr&gt; (tr): Linha (table row)</text:span></text:p>
      <text:p text:style-name="P3">&lt;<text:span text:style-name="T2">td&gt; &lt;/td&gt; (tudo): Dado (table data)</text:span></text:p>
      <text:p text:style-name="P3">_____________________</text:p>
      <text:p text:style-name="P6">border-collapse: <text:s/>; (border-collapse): espaço entre as bordas</text:p>
      <text:p text:style-name="P6">border-collapse: <text:s/>separate; (separate): valor padrão (bordas separadas)</text:p>
      <text:p text:style-name="P7">border-collapse: <text:s/><text:span text:style-name="T3">collapse</text:span>; (<text:span text:style-name="T3">collapse</text:span>): <text:span text:style-name="T3">juntar bordas</text:span> </text:p>
      <text:p text:style-name="P4">_____________________</text:p>
      <text:p text:style-name="P9">vertical-align: <text:s/>; (vertical-align): Alinhamento vertical</text:p>
      <text:p text:style-name="P9">Valores Aceitos:</text:p>
      <text:p text:style-name="P9">top – <text:span text:style-name="T5">em cima (topo)</text:span></text:p>
      <text:p text:style-name="P10">bottom – em baixo</text:p>
      <text:p text:style-name="P10">middle – (padrão) no meio</text:p>
      <text:p text:style-name="P3">_________</text:p>
      <text:p text:style-name="P6">estilo:</text:p>
      <text:p text:style-name="P6">table {</text:p>
      <text:p text:style-name="P6">width: 400px;</text:p>
      <text:p text:style-name="P9">height: 400px</text:p>
      <text:p text:style-name="P6">border-collapse: <text:span text:style-name="T4">collapse</text:span>;</text:p>
      <text:p text:style-name="P6">}</text:p>
      <text:p text:style-name="P6"/>
      <text:p text:style-name="P6">td {</text:p>
      <text:p text:style-name="P6">border: 1px solid black;</text:p>
      <text:p text:style-name="P6">padding: 8px;</text:p>
      <text:p text:style-name="P9">text-align: center; <text:s/>← Alinhamento Horizontal</text:p>
      <text:p text:style-name="P9">vertical-align: <text:span text:style-name="T5">top</text:span>; ← Alinhamento Vertical</text:p>
      <text:p text:style-name="P6">}</text:p>
      <text:p text:style-name="P4"><text:soft-page-break/>_________</text:p>
      <text:h text:style-name="P24" text:outline-level="1">Hierarquia <text:span text:style-name="T6">(anatomia)</text:span> de tabela <text:span text:style-name="T1">(</text:span>simples<text:span text:style-name="T1">)</text:span></text:h>
      <text:p text:style-name="P1"/>
      <text:p text:style-name="P3">Todas as tabelas em HTML (mais simples) te<text:span text:style-name="T2">m</text:span> a seguinte hierarquia:</text:p>
      <text:p text:style-name="P3">Table = Tabela</text:p>
      <text:p text:style-name="P3"><text:tab/>Table Row = Linha d<text:span text:style-name="T2">a</text:span> tabela</text:p>
      <text:p text:style-name="P3"><text:tab/><text:tab/>Table Header = Cabeçalho d<text:span text:style-name="T2">a</text:span> Tabela</text:p>
      <text:p text:style-name="P3"><text:tab/><text:tab/>Table Data = Dado d<text:span text:style-name="T2">a</text:span> Tabela</text:p>
      <text:p text:style-name="P3">_______________________</text:p>
      <text:p text:style-name="P8">O W3C no html5 ele coloca como opcional o fechamento das tags de tablela</text:p>
      <text:p text:style-name="P8"><text:s/><text:span text:style-name="T1">_______________________</text:span></text:p>
      <text:p text:style-name="P8">se a hierarquia estiver errada os dados vão aparecer ou antes ou depois na tabela</text:p>
      <text:p text:style-name="P5">_______________________</text:p>
      <text:h text:style-name="P24" text:outline-level="1">Tabelas Grandes</text:h>
      <text:p text:style-name="P15"/>
      <text:h text:style-name="P25" text:outline-level="2">Anatomia de tabelas grande</text:h>
      <text:p text:style-name="P11">Table = Tabela</text:p>
      <text:p text:style-name="P16"><text:span text:style-name="T7"><text:tab/></text:span><text:span text:style-name="T9">Caption = Legenda da Tabela (Titulo)</text:span></text:p>
      <text:p text:style-name="P16"><text:span text:style-name="T9"><text:tab/><text:tab/></text:span><text:span text:style-name="T10">TXT</text:span></text:p>
      <text:p text:style-name="P11"><text:tab/>Thead = Cabeça da Tabela</text:p>
      <text:p text:style-name="P16"><text:span text:style-name="T7"><text:tab/><text:tab/></text:span><text:span text:style-name="T8">TR, TD, TH</text:span></text:p>
      <text:p text:style-name="P11"><text:tab/>Tbody = Corpo da Tabela</text:p>
      <text:p text:style-name="P17"><text:span text:style-name="T7"><text:tab/><text:tab/></text:span><text:span text:style-name="T8">TR, TD, TH</text:span></text:p>
      <text:p text:style-name="P11"><text:tab/>Tfoot = Rodapé da Tabela</text:p>
      <text:p text:style-name="P17"><text:span text:style-name="T7"><text:tab/><text:tab/></text:span><text:span text:style-name="T8">TR, TD, TH</text:span></text:p>
      <text:p text:style-name="P12">________________________________________________________________________</text:p>
      <text:p text:style-name="P18"><text:span text:style-name="T8">&lt;</text:span><text:span text:style-name="T10">caption&gt; <text:s/>&lt;/caption&gt; (caption): Legenda da Tabela</text:span></text:p>
      <text:p text:style-name="P18"><text:span text:style-name="T8">&lt;</text:span><text:span text:style-name="T7">thead&gt; <text:s/>&lt;/thead&gt; (thead): Cabeça da Tabela</text:span></text:p>
      <text:p text:style-name="P13">&lt;tbody&gt; <text:s/>&lt;/tbody&gt; (tbody): Corpo da Tabela</text:p>
      <text:p text:style-name="P13">&lt;tfoot&gt; <text:s text:c="2"/>&lt;/tfoot&gt; (tfoot): Pé da Tabela</text:p>
      <text:h text:style-name="Heading_20_2" text:outline-level="2"><text:soft-page-break/>Titulo da coluna:</text:h>
      <text:p text:style-name="P23"><text:span text:style-name="T7">Pra dizer que o titulo é o titulo da coluna:<text:line-break/></text:span><text:span text:style-name="T8">scope=”col”</text:span></text:p>
      <text:p text:style-name="P23"><text:span text:style-name="T8">*</text:span><text:span text:style-name="T11">Só existe scopo em th*</text:span></text:p>
      <text:h text:style-name="Heading_20_2" text:outline-level="2"><text:span text:style-name="T8">T</text:span><text:span text:style-name="T7">itulo da Linha:</text:span></text:h>
      <text:p text:style-name="P14">Pra dizer que o titulo é o titulo da linha:<text:line-break/>scope=”row”</text:p>
      <text:p text:style-name="P27"><text:span text:style-name="T16">*</text:span><text:span text:style-name="T15">Só existe scopo em th*</text:span></text:p>
      <text:h text:style-name="Heading_20_2" text:outline-level="2">Titulo da Coluna de Grupo:</text:h>
      <text:p text:style-name="P28">Quando tem mais de uma coluna para um titulo, ou seja, quando tem um grupo de colunas (conjunto de colunas) para um titulo. Quando tem mesclagem (espansão) tem que analisar pelo grupo, mas nem sempre que tem mesclagem vai ser grupo</text:p>
      <text:p text:style-name="P28">scope=”colgroup”</text:p>
      <text:p text:style-name="P28"/>
      <text:h text:style-name="P26" text:outline-level="2">Titulo da <text:span text:style-name="T17">Linha</text:span> de Grupo:</text:h>
      <text:p text:style-name="P28">Quando tem mais de uma linha para um titulo, ou seja, quando tem um grupo de linhas(conjunto de linhas) para um titulo. Quando tem mesclagem (espansão) tem que analisar pelo grupo, mas nem sempre que tem mesclagem vai ser grupo</text:p>
      <text:p text:style-name="P28">scope=”rowgroup”</text:p>
      <text:h text:style-name="Heading_20_2" text:outline-level="2">Pseudo-Classe <text:span text:style-name="T14">na Tabela</text:span>:</text:h>
      <text:p text:style-name="Text_20_body">:<text:span text:style-name="T12">nth-child(2n): de duas em duas </text:span><text:span text:style-name="T13">terá algum efeito</text:span><text:span text:style-name="T12">(ele pula uma e seleciona a outra), </text:span><text:span text:style-name="T13">no lugar do 2 você pode botar o número que quiser</text:span></text:p>
      <text:p text:style-name="P19">:<text:span text:style-name="T12">nth-child(</text:span><text:span text:style-name="T13">odd / even</text:span><text:span text:style-name="T12">): </text:span><text:span text:style-name="T13">Tambem é possível botar os valores par ou impar (even / odd), todas as celulas pares ou impares terão algum efeito</text:span></text:p>
      <text:p text:style-name="P19"/>
      <text:h text:style-name="Heading_20_2" text:outline-level="2">Cabeçalho Fixo:</text:h>
      <text:p text:style-name="P20">position: relative; (position-relative): Posicionamento Relativo</text:p>
      <text:p text:style-name="P20">position: sticky; (position-sticky): Posicionamento Colavel</text:p>
      <text:p text:style-name="P20">top: -1px; (top): Vai colar no topo do site</text:p>
      <text:p text:style-name="P20">(ele só cola a palavra, caso queira que cole o fundo, vai precisar fazer o mesmo fundo)</text:p>
      <text:p text:style-name="P20"/>
      <text:h text:style-name="Heading_20_2" text:outline-level="2"><text:soft-page-break/>Mesclagem de Células:</text:h>
      <text:p text:style-name="P21">Existe espansão (mesclagem) em forma de coluna e espansão (mesclagem) em forma de linha</text:p>
      <text:p text:style-name="P22">colspan=” <text:s/>“ ← espansão em coluna</text:p>
      <text:p text:style-name="P22">colspan=”2“ ← espansão em coluna de duas colunas, vai ocupar 2 colunas</text:p>
      <text:p text:style-name="P22">----------</text:p>
      <text:p text:style-name="P22">rowspan=” <text:s/>“ ← espansão em linha</text:p>
      <text:p text:style-name="P22">rowspan=”3“ ← espansão em linha de 3 linhas, vai ocupar 3 linhas no tot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0T08:30:44.417736329</meta:creation-date>
    <dc:date>2022-05-21T15:39:19.508918435</dc:date>
    <meta:editing-duration>PT4H54M12S</meta:editing-duration>
    <meta:editing-cycles>6</meta:editing-cycles>
    <meta:generator>LibreOffice/7.2.6.2$Linux_X86_64 LibreOffice_project/20$Build-2</meta:generator>
    <meta:document-statistic meta:table-count="0" meta:image-count="0" meta:object-count="0" meta:page-count="4" meta:paragraph-count="84" meta:word-count="518" meta:character-count="3340" meta:non-whitespace-character-count="2871"/>
  </office:meta>
</office:document-meta>
</file>